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text-align="justify" fo:margin-left="0.9833in" fo:text-indent="0.4916in">
        <style:tab-stops/>
      </style:paragraph-properties>
      <style:text-properties style:font-name="Arial" style:font-name-complex="Arial"/>
    </style:style>
    <style:style style:name="P2" style:parent-style-name="Standaard" style:family="paragraph">
      <style:text-properties style:font-name="Arial" style:font-name-complex="Arial"/>
    </style:style>
    <style:style style:name="P3" style:parent-style-name="Standaard" style:family="paragraph">
      <style:text-properties style:font-name="Arial" style:font-name-complex="Arial"/>
    </style:style>
    <style:style style:name="T4" style:parent-style-name="Standaardalinea-lettertype" style:family="text">
      <style:text-properties style:font-name="Arial" style:font-name-complex="Arial"/>
    </style:style>
    <style:style style:name="T5" style:parent-style-name="Hyperlink" style:family="text">
      <style:text-properties style:font-name="Arial" style:font-name-complex="Arial"/>
    </style:style>
    <style:style style:name="T6" style:parent-style-name="Standaardalinea-lettertype" style:family="text">
      <style:text-properties style:font-name="Arial" style:font-name-complex="Arial"/>
    </style:style>
    <style:style style:name="P7" style:parent-style-name="Standaard" style:family="paragraph">
      <style:text-properties style:font-name="Arial" style:font-name-complex="Arial"/>
    </style:style>
    <style:style style:name="P8" style:parent-style-name="Standaard" style:family="paragraph">
      <style:text-properties style:font-name="Arial" style:font-name-complex="Arial"/>
    </style:style>
    <style:style style:name="P9" style:parent-style-name="Standaard" style:family="paragraph">
      <style:text-properties style:font-name="Arial" style:font-name-complex="Arial"/>
    </style:style>
    <style:style style:name="P10" style:parent-style-name="Standaard" style:family="paragraph">
      <style:text-properties style:font-name="Arial" style:font-name-complex="Arial"/>
    </style:style>
    <style:style style:name="P11" style:parent-style-name="Standaard" style:family="paragraph">
      <style:text-properties style:font-name="Arial" style:font-name-complex="Arial"/>
    </style:style>
    <style:style style:name="P12" style:parent-style-name="Standaard" style:family="paragraph">
      <style:text-properties style:font-name="Arial" style:font-name-complex="Arial"/>
    </style:style>
    <style:style style:name="P13" style:parent-style-name="Standaard" style:family="paragraph">
      <style:text-properties style:font-name="Arial" style:font-name-complex="Arial"/>
    </style:style>
    <style:style style:name="P14" style:parent-style-name="Standaard" style:family="paragraph">
      <style:text-properties style:font-name="Arial" style:font-name-complex="Arial"/>
    </style:style>
    <style:style style:name="P15" style:parent-style-name="Standaard" style:family="paragraph">
      <style:text-properties style:font-name="Arial" style:font-name-complex="Arial"/>
    </style:style>
    <style:style style:name="P16" style:parent-style-name="Standaard" style:family="paragraph">
      <style:text-properties style:font-name="Arial" style:font-name-complex="Arial"/>
    </style:style>
    <style:style style:name="P17" style:parent-style-name="Standaard" style:family="paragraph">
      <style:text-properties style:font-name="Arial" style:font-name-complex="Arial"/>
    </style:style>
    <style:style style:name="P18" style:parent-style-name="Standaard" style:family="paragraph">
      <style:text-properties style:font-name="Arial" style:font-name-complex="Arial"/>
    </style:style>
    <style:style style:name="P19" style:parent-style-name="Standaard" style:family="paragraph">
      <style:text-properties style:font-name="Arial" style:font-name-complex="Arial"/>
    </style:style>
    <style:style style:name="P20" style:parent-style-name="Standaard" style:family="paragraph">
      <style:text-properties style:font-name="Arial" style:font-name-complex="Arial"/>
    </style:style>
    <style:style style:name="P21" style:parent-style-name="Standaard" style:family="paragraph">
      <style:text-properties style:font-name="Arial" style:font-name-complex="Arial"/>
    </style:style>
    <style:style style:name="T22" style:parent-style-name="Standaardalinea-lettertype" style:family="text">
      <style:text-properties style:font-name="Arial" style:font-name-complex="Arial"/>
    </style:style>
    <style:style style:name="T23" style:parent-style-name="Hyperlink" style:family="text">
      <style:text-properties style:font-name="Arial" style:font-name-asian="Times New Roman" style:font-name-complex="Arial" style:language-asian="nl" style:country-asian="NL"/>
    </style:style>
    <style:style style:name="T24" style:parent-style-name="Standaardalinea-lettertype" style:family="text">
      <style:text-properties style:font-name="Arial" style:font-name-asian="Times New Roman" style:font-name-complex="Arial" style:language-asian="nl" style:country-asian="NL"/>
    </style:style>
    <style:style style:name="P25" style:parent-style-name="Lijstalinea" style:list-style-name="LFO1" style:family="paragraph">
      <style:text-properties style:font-name="Arial" style:font-name-asian="Times New Roman" style:font-name-complex="Arial" style:language-asian="nl" style:country-asian="NL"/>
    </style:style>
    <style:style style:name="P26" style:parent-style-name="Lijstalinea" style:list-style-name="LFO1" style:family="paragraph">
      <style:text-properties style:font-name="Arial" style:font-name-asian="Times New Roman" style:font-name-complex="Arial" style:language-asian="nl" style:country-asian="NL"/>
    </style:style>
    <style:style style:name="P27" style:parent-style-name="Lijstalinea" style:list-style-name="LFO1" style:family="paragraph">
      <style:text-properties style:font-name="Arial" style:font-name-asian="Times New Roman" style:font-name-complex="Arial" style:language-asian="nl" style:country-asian="NL"/>
    </style:style>
    <style:style style:name="P28" style:parent-style-name="Lijstalinea" style:list-style-name="LFO1" style:family="paragraph">
      <style:text-properties style:font-name="Arial" style:font-name-asian="Times New Roman" style:font-name-complex="Arial" style:language-asian="nl" style:country-asian="NL"/>
    </style:style>
    <style:style style:name="P29" style:parent-style-name="Lijstalinea" style:list-style-name="LFO1" style:family="paragraph">
      <style:text-properties style:font-name="Arial" style:font-name-complex="Arial"/>
    </style:style>
  </office:automatic-styles>
  <office:body>
    <office:text text:use-soft-page-breaks="true">
      <text:p text:style-name="P1">Homework and LABS-excercise after lesson 1:</text:p>
      <text:p text:style-name="P2"/>
      <text:p text:style-name="P3">Set-up you own Virtual Linux server using Linux Mint. Windows-users and Mac-users can use VirtualBox for your Linux VM. Offcourse you can chose your own software for running the VM, but make sure it supports snapshots, so you can easily go back and restore a broken VM.</text:p>
      <text:p text:style-name="Standaard"><text:span text:style-name="T4">I can recommend Linux Mint or Ubuntu. For my Demo’s I used Linux Mint 18.3 which I downloaded from<text:s/></text:span><text:a xlink:href="https://www.osboxes.org/linux-mint/" office:target-frame-name="_top" xlink:show="replace"><text:span text:style-name="T5">https://www.osboxes.org/linux-mint/</text:span></text:a><text:span text:style-name="T6">:</text:span></text:p>
      <text:p text:style-name="P7"/>
      <text:p text:style-name="P8">Most easy is to use a VDI-file and version 18.3 (64 Bit, Cinnamon) but if you prefer you can use an ISO-file also. Or use a more recent version.</text:p>
      <text:p text:style-name="P9">TIP: the password fort his image is: osboxes.org</text:p>
      <text:p text:style-name="P10">After logged in, open a prompt, change to the root-user or use sudo and then type:</text:p>
      <text:p text:style-name="P11">Uname -a</text:p>
      <text:p text:style-name="P12">After you have set-up your own personal Linux server, change the password with a command you learned in the last lesson (on the command-prompt).</text:p>
      <text:p text:style-name="P13">If you like, you can also create a new user for yourself using the console (not in the GUI)</text:p>
      <text:p text:style-name="P14">Update your system using the command: sudo apt-update (you need a working internet Connection)</text:p>
      <text:p text:style-name="P15">Again, type uname -a (under the root user), and look for differences after the update</text:p>
      <text:p text:style-name="P16">Install the package openssh-server on your system</text:p>
      <text:p text:style-name="P17">On your local system install a SSH terminal client, I can recommend MobaXterm.</text:p>
      <text:p text:style-name="P18">Try to make a working SSH connection to your Linux VM</text:p>
      <text:p text:style-name="P19">TIP: you must add a NAT-rule in VirtualBox to get this working!</text:p>
      <text:p text:style-name="P20">Try experimenting with the commands you learned in the first session, before trying risky things make sure you create a Snapshot from your VM, so you can always revert to a correctly configured and running system. Don’t forget working with VI or VIM.</text:p>
      <text:p text:style-name="P21"/>
      <text:p text:style-name="Standaard"><text:span text:style-name="T22">Write an email to:<text:s/></text:span><text:a xlink:href="mailto:yuri.vanderlist@inholland.nl" office:target-frame-name="_top" xlink:show="replace"><text:span text:style-name="T23">yuri.vanderlist@inholland.nl</text:span></text:a><text:span text:style-name="T24"><text:s/>containing the following information</text:span></text:p>
      <text:list text:style-name="LFO1" text:continue-numbering="true">
        <text:list-item>
          <text:p text:style-name="P25">Your name, and student number</text:p>
        </text:list-item>
        <text:list-item>
          <text:p text:style-name="P26">Commands you used to change your password on your Linux VM</text:p>
        </text:list-item>
        <text:list-item>
          <text:p text:style-name="P27">What happends after running updates with the output of ‘uname -a’</text:p>
        </text:list-item>
        <text:list-item>
          <text:p text:style-name="P28">Describe all steps you performed to set-up a working SSH connection to your local VM</text:p>
        </text:list-item>
        <text:list-item>
          <text:p text:style-name="P29">Describe the command to start a webbrower from the command-line, in Linux</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fo:margin-left="0.5in">
        <style:tab-stops/>
      </style:paragraph-properties>
      <style:text-properties fo:hyphenate="false"/>
    </style:style>
    <style:style style:name="contentline-195" style:display-name="contentline-195" style:family="text" style:parent-style-name="Standaardalinea-lettertyp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uri van der List</meta:initial-creator>
    <dc:creator>Yuri van der List | HCS Company</dc:creator>
    <meta:creation-date>2019-11-11T12:08:00Z</meta:creation-date>
    <dc:date>2023-01-24T13:34:00Z</dc:date>
    <meta:template xlink:href="Normal" xlink:type="simple"/>
    <meta:editing-cycles>3</meta:editing-cycles>
    <meta:editing-duration>PT0S</meta:editing-duration>
    <meta:document-statistic meta:page-count="1" meta:paragraph-count="4" meta:word-count="332" meta:character-count="2159" meta:row-count="15" meta:non-whitespace-character-count="1831"/>
  </office:meta>
</office:document-meta>
</file>